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Open Sans" svg:font-family="'Open Sans', arial, sans-serif"/>
    <style:font-face style:name="Source Code Pro" svg:font-family="'Source Code Pro', monospace"/>
    <style:font-face style:name="Source Sans Pro" svg:font-family="'Source Sans Pro', 'Lucida Grande', sans-serif"/>
    <style:font-face style:name="consolas" svg:font-family="consolas, 'Liberation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0.219cm"/>
    </style:style>
    <style:style style:name="Table1.B" style:family="table-column">
      <style:table-column-properties style:column-width="0.852cm"/>
    </style:style>
    <style:style style:name="Table1.C" style:family="table-column">
      <style:table-column-properties style:column-width="15.93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dc7ef" officeooo:paragraph-rsid="000dc7ef"/>
    </style:style>
    <style:style style:name="P2" style:family="paragraph" style:parent-style-name="Standard">
      <style:text-properties officeooo:rsid="000df5e2" officeooo:paragraph-rsid="000df5e2"/>
    </style:style>
    <style:style style:name="P3" style:family="paragraph" style:parent-style-name="Standard">
      <style:text-properties officeooo:rsid="000fdbae" officeooo:paragraph-rsid="000fdbae"/>
    </style:style>
    <style:style style:name="P4" style:family="paragraph" style:parent-style-name="Standard">
      <style:text-properties fo:font-weight="bold" officeooo:rsid="00137d01" officeooo:paragraph-rsid="00137d01" style:font-weight-asian="bold" style:font-weight-complex="bold"/>
    </style:style>
    <style:style style:name="P5" style:family="paragraph" style:parent-style-name="Standard">
      <style:text-properties fo:font-weight="bold" officeooo:rsid="00161486" officeooo:paragraph-rsid="00161486" style:font-weight-asian="bold" style:font-weight-complex="bold"/>
    </style:style>
    <style:style style:name="P6" style:family="paragraph" style:parent-style-name="Standard">
      <style:text-properties fo:font-weight="bold" officeooo:rsid="00161486" officeooo:paragraph-rsid="001e20df" style:font-weight-asian="bold" style:font-weight-complex="bold"/>
    </style:style>
    <style:style style:name="P7" style:family="paragraph" style:parent-style-name="Standard">
      <style:text-properties fo:font-weight="bold" officeooo:rsid="00161486" officeooo:paragraph-rsid="00338f11" style:font-weight-asian="bold" style:font-weight-complex="bold"/>
    </style:style>
    <style:style style:name="P8" style:family="paragraph" style:parent-style-name="Standard">
      <style:text-properties fo:font-weight="bold" officeooo:rsid="00161486" officeooo:paragraph-rsid="00411045" style:font-weight-asian="bold" style:font-weight-complex="bold"/>
    </style:style>
    <style:style style:name="P9" style:family="paragraph" style:parent-style-name="Standard">
      <style:text-properties fo:font-weight="bold" officeooo:rsid="001e803a" officeooo:paragraph-rsid="00338f11" style:font-weight-asian="bold" style:font-weight-complex="bold"/>
    </style:style>
    <style:style style:name="P10" style:family="paragraph" style:parent-style-name="Standard">
      <style:text-properties fo:font-weight="bold" officeooo:rsid="0029aab7" officeooo:paragraph-rsid="0029aab7" style:font-weight-asian="bold" style:font-weight-complex="bold"/>
    </style:style>
    <style:style style:name="P11" style:family="paragraph" style:parent-style-name="Standard">
      <style:text-properties fo:font-weight="bold" officeooo:rsid="0029aab7" officeooo:paragraph-rsid="00338f11" style:font-weight-asian="bold" style:font-weight-complex="bold"/>
    </style:style>
    <style:style style:name="P12" style:family="paragraph" style:parent-style-name="Standard">
      <style:text-properties fo:font-weight="bold" officeooo:rsid="00370a60" officeooo:paragraph-rsid="00370a60" style:font-weight-asian="bold" style:font-weight-complex="bold"/>
    </style:style>
    <style:style style:name="P13" style:family="paragraph" style:parent-style-name="Standard">
      <style:text-properties fo:font-weight="bold" officeooo:rsid="003b9b6f" officeooo:paragraph-rsid="003b9b6f" style:font-weight-asian="bold" style:font-weight-complex="bold"/>
    </style:style>
    <style:style style:name="P14" style:family="paragraph" style:parent-style-name="Standard">
      <style:text-properties fo:font-weight="bold" officeooo:rsid="003c8547" officeooo:paragraph-rsid="003c8547" style:font-weight-asian="bold" style:font-weight-complex="bold"/>
    </style:style>
    <style:style style:name="P15" style:family="paragraph" style:parent-style-name="Standard">
      <style:text-properties fo:font-weight="bold" officeooo:rsid="00411045" officeooo:paragraph-rsid="00411045" style:font-weight-asian="bold" style:font-weight-complex="bold"/>
    </style:style>
    <style:style style:name="P16" style:family="paragraph" style:parent-style-name="Standard">
      <style:text-properties fo:font-weight="bold" officeooo:rsid="00471d1a" officeooo:paragraph-rsid="00471d1a" style:font-weight-asian="bold" style:font-weight-complex="bold"/>
    </style:style>
    <style:style style:name="P17" style:family="paragraph" style:parent-style-name="Standard">
      <style:text-properties fo:font-weight="bold" officeooo:rsid="000dc7ef" officeooo:paragraph-rsid="00338f11" style:font-weight-asian="bold" style:font-weight-complex="bold"/>
    </style:style>
    <style:style style:name="P18" style:family="paragraph" style:parent-style-name="Standard">
      <style:text-properties fo:font-weight="bold" officeooo:rsid="001bf5b8" officeooo:paragraph-rsid="001e803a" style:font-weight-asian="bold" style:font-weight-complex="bold"/>
    </style:style>
    <style:style style:name="P19" style:family="paragraph" style:parent-style-name="Standard">
      <style:text-properties fo:font-weight="bold" officeooo:rsid="00338f11" officeooo:paragraph-rsid="00338f11" style:font-weight-asian="bold" style:font-weight-complex="bold"/>
    </style:style>
    <style:style style:name="P20" style:family="paragraph" style:parent-style-name="Standard">
      <style:text-properties fo:font-weight="bold" officeooo:paragraph-rsid="0029bd18"/>
    </style:style>
    <style:style style:name="P21" style:family="paragraph" style:parent-style-name="Standard">
      <style:text-properties fo:font-weight="bold" officeooo:rsid="0029da95" officeooo:paragraph-rsid="0029da95"/>
    </style:style>
    <style:style style:name="P22" style:family="paragraph" style:parent-style-name="Standard">
      <style:text-properties fo:font-weight="bold" officeooo:paragraph-rsid="00370a60"/>
    </style:style>
    <style:style style:name="P23" style:family="paragraph" style:parent-style-name="Standard">
      <style:text-properties fo:font-weight="normal" officeooo:rsid="00137d01" officeooo:paragraph-rsid="00137d01" style:font-weight-asian="normal" style:font-weight-complex="normal"/>
    </style:style>
    <style:style style:name="P24" style:family="paragraph" style:parent-style-name="Standard">
      <style:text-properties fo:font-weight="normal" officeooo:rsid="0029da95" officeooo:paragraph-rsid="0029da95" style:font-weight-asian="normal" style:font-weight-complex="normal"/>
    </style:style>
    <style:style style:name="P25" style:family="paragraph" style:parent-style-name="Standard">
      <style:text-properties fo:font-weight="normal" officeooo:rsid="00161486" officeooo:paragraph-rsid="00161486" style:font-weight-asian="normal" style:font-weight-complex="normal"/>
    </style:style>
    <style:style style:name="P26" style:family="paragraph" style:parent-style-name="Standard">
      <style:text-properties fo:font-weight="normal" officeooo:rsid="0017ebe2" officeooo:paragraph-rsid="001e20df" style:font-weight-asian="normal" style:font-weight-complex="normal"/>
    </style:style>
    <style:style style:name="P27" style:family="paragraph" style:parent-style-name="Standard">
      <style:text-properties fo:font-weight="normal" officeooo:rsid="00325e0f" officeooo:paragraph-rsid="00325e0f" style:font-weight-asian="normal" style:font-weight-complex="normal"/>
    </style:style>
    <style:style style:name="P28" style:family="paragraph" style:parent-style-name="Standard">
      <style:text-properties fo:font-weight="normal" officeooo:rsid="0031454c" officeooo:paragraph-rsid="0031454c" style:font-weight-asian="normal" style:font-weight-complex="normal"/>
    </style:style>
    <style:style style:name="P29" style:family="paragraph" style:parent-style-name="Standard">
      <style:text-properties officeooo:rsid="00137d01" officeooo:paragraph-rsid="00137d01"/>
    </style:style>
    <style:style style:name="P30" style:family="paragraph" style:parent-style-name="Standard">
      <style:text-properties officeooo:rsid="0014232b" officeooo:paragraph-rsid="0014232b"/>
    </style:style>
    <style:style style:name="P31" style:family="paragraph" style:parent-style-name="Standard">
      <style:text-properties officeooo:rsid="001ee9d3" officeooo:paragraph-rsid="001ee9d3"/>
    </style:style>
    <style:style style:name="P32" style:family="paragraph" style:parent-style-name="Standard">
      <style:text-properties officeooo:paragraph-rsid="00493b7f"/>
    </style:style>
    <style:style style:name="P33" style:family="paragraph" style:parent-style-name="Standard">
      <style:text-properties officeooo:paragraph-rsid="004b8b07"/>
    </style:style>
    <style:style style:name="P34" style:family="paragraph" style:parent-style-name="Standard">
      <style:text-properties officeooo:paragraph-rsid="004be6fe"/>
    </style:style>
    <style:style style:name="P35" style:family="paragraph" style:parent-style-name="Standard">
      <style:text-properties fo:font-size="18pt" fo:font-weight="bold" officeooo:rsid="001ee9d3" officeooo:paragraph-rsid="00338f11" style:font-size-asian="18pt" style:font-weight-asian="bold" style:font-size-complex="18pt" style:font-weight-complex="bold"/>
    </style:style>
    <style:style style:name="P36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bold" officeooo:rsid="003a86c8" officeooo:paragraph-rsid="003a86c8" style:font-weight-asian="bold" style:font-weight-complex="bold"/>
    </style:style>
    <style:style style:name="P37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bold" officeooo:rsid="00471d1a" officeooo:paragraph-rsid="00471d1a" style:font-weight-asian="bold" style:font-weight-complex="bold"/>
    </style:style>
    <style:style style:name="P38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bold" officeooo:rsid="00493b7f" officeooo:paragraph-rsid="00493b7f" style:font-weight-asian="bold" style:font-weight-complex="bold"/>
    </style:style>
    <style:style style:name="P39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be6fe" officeooo:paragraph-rsid="004be6fe" style:font-weight-asian="normal" style:font-weight-complex="normal"/>
    </style:style>
    <style:style style:name="P40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b8b07" officeooo:paragraph-rsid="004b8b07" style:font-weight-asian="normal" style:font-weight-complex="normal"/>
    </style:style>
    <style:style style:name="P41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93b7f" officeooo:paragraph-rsid="00493b7f" style:font-weight-asian="normal" style:font-weight-complex="normal"/>
    </style:style>
    <style:style style:name="P42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54d00d" officeooo:paragraph-rsid="0054d00d" style:font-weight-asian="normal" style:font-weight-complex="normal"/>
    </style:style>
    <style:style style:name="P43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543697" officeooo:paragraph-rsid="00543697"/>
    </style:style>
    <style:style style:name="P44" style:family="paragraph" style:parent-style-name="Standard">
      <style:text-properties fo:font-variant="normal" fo:text-transform="none" fo:color="#222222" style:font-name="Source Code Pro" fo:font-size="14pt" fo:letter-spacing="normal" fo:font-style="normal" fo:font-weight="bold" officeooo:rsid="00493b7f" officeooo:paragraph-rsid="00493b7f" style:font-size-asian="14pt" style:font-weight-asian="bold" style:font-size-complex="14pt" style:font-weight-complex="bold"/>
    </style:style>
    <style:style style:name="P45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493b7f" officeooo:paragraph-rsid="00493b7f" style:font-weight-asian="normal" style:font-weight-complex="normal"/>
    </style:style>
    <style:style style:name="P46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1a2d11" officeooo:paragraph-rsid="001a2d11" style:font-weight-asian="bold" style:font-weight-complex="bold"/>
    </style:style>
    <style:style style:name="P47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1e803a" officeooo:paragraph-rsid="001e803a" style:font-weight-asian="bold" style:font-weight-complex="bold"/>
    </style:style>
    <style:style style:name="P4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39e7a5" officeooo:paragraph-rsid="0039e7a5" style:font-weight-asian="bold" style:font-weight-complex="bold"/>
    </style:style>
    <style:style style:name="P49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411045" officeooo:paragraph-rsid="00411045" style:font-weight-asian="bold" style:font-weight-complex="bold"/>
    </style:style>
    <style:style style:name="P50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3b9b6f" officeooo:paragraph-rsid="003b9b6f" style:font-weight-asian="bold" style:font-weight-complex="bold"/>
    </style:style>
    <style:style style:name="P51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471d1a" officeooo:paragraph-rsid="00477006" style:font-weight-asian="bold" style:font-weight-complex="bold"/>
    </style:style>
    <style:style style:name="P52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4232b" officeooo:paragraph-rsid="0014232b"/>
    </style:style>
    <style:style style:name="P53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22e486" officeooo:paragraph-rsid="0022e486"/>
    </style:style>
    <style:style style:name="P54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2e1247" officeooo:paragraph-rsid="002e1247" style:font-weight-asian="normal" style:font-weight-complex="normal"/>
    </style:style>
    <style:style style:name="P5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31454c" officeooo:paragraph-rsid="0031454c" style:font-weight-asian="normal" style:font-weight-complex="normal"/>
    </style:style>
    <style:style style:name="P56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4ec485"/>
    </style:style>
    <style:style style:name="P57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paragraph-rsid="0029bd18"/>
    </style:style>
    <style:style style:name="P58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9bd18" officeooo:paragraph-rsid="0029bd18"/>
    </style:style>
    <style:style style:name="P59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9da95" officeooo:paragraph-rsid="0029da95"/>
    </style:style>
    <style:style style:name="P60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f6912" officeooo:paragraph-rsid="002f6912"/>
    </style:style>
    <style:style style:name="P61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493b7f" officeooo:paragraph-rsid="00493b7f" style:font-weight-asian="normal" style:font-weight-complex="normal"/>
    </style:style>
    <style:style style:name="P6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30%" fo:text-indent="0cm" style:auto-text-indent="false" fo:padding="0cm" fo:border="none"/>
    </style:style>
    <style:style style:name="P6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5" style:family="paragraph" style:parent-style-name="Table_20_Contents">
      <style:paragraph-properties fo:margin-left="0cm" fo:margin-right="0cm" fo:margin-top="0cm" fo:margin-bottom="0.265cm" loext:contextual-spacing="false" fo:text-align="center" style:justify-single-word="false" fo:text-indent="0cm" style:auto-text-indent="false"/>
      <style:text-properties fo:font-size="9.75pt" loext:padding="0cm" loext:border="none"/>
    </style:style>
    <style:style style:name="P66" style:family="paragraph" style:parent-style-name="Text_20_body">
      <style:text-properties fo:font-variant="normal" fo:text-transform="none" fo:color="#222222" style:font-name="Source Code Pro" fo:font-size="10.5pt" fo:letter-spacing="normal" fo:font-style="normal" fo:font-weight="normal"/>
    </style:style>
    <style:style style:name="P67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paragraph-rsid="0056965e"/>
    </style:style>
    <style:style style:name="P68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 officeooo:paragraph-rsid="0056965e"/>
    </style:style>
    <style:style style:name="T1" style:family="text">
      <style:text-properties style:text-position="super 58%"/>
    </style:style>
    <style:style style:name="T2" style:family="text">
      <style:text-properties officeooo:rsid="0010087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f0f9" style:font-weight-asian="bold" style:font-weight-complex="bold"/>
    </style:style>
    <style:style style:name="T5" style:family="text">
      <style:text-properties fo:font-weight="bold" officeooo:rsid="0029bd1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ebe2" style:font-weight-asian="normal" style:font-weight-complex="normal"/>
    </style:style>
    <style:style style:name="T8" style:family="text">
      <style:text-properties fo:font-weight="normal" officeooo:rsid="001a2d11" style:font-weight-asian="normal" style:font-weight-complex="normal"/>
    </style:style>
    <style:style style:name="T9" style:family="text">
      <style:text-properties fo:font-weight="normal" officeooo:rsid="001ca2b4" style:font-weight-asian="normal" style:font-weight-complex="normal"/>
    </style:style>
    <style:style style:name="T10" style:family="text">
      <style:text-properties fo:font-weight="normal" officeooo:rsid="0023f0f9" style:font-weight-asian="normal" style:font-weight-complex="normal"/>
    </style:style>
    <style:style style:name="T11" style:family="text">
      <style:text-properties fo:font-weight="normal" officeooo:rsid="00255580" style:font-weight-asian="normal" style:font-weight-complex="normal"/>
    </style:style>
    <style:style style:name="T12" style:family="text">
      <style:text-properties fo:font-weight="normal" officeooo:rsid="0031454c" style:font-weight-asian="normal" style:font-weight-complex="normal"/>
    </style:style>
    <style:style style:name="T13" style:family="text">
      <style:text-properties fo:font-weight="normal" officeooo:rsid="0043ae95" style:font-weight-asian="normal" style:font-weight-complex="normal"/>
    </style:style>
    <style:style style:name="T14" style:family="text">
      <style:text-properties fo:font-weight="normal" officeooo:rsid="00527e41" style:font-weight-asian="normal" style:font-weight-complex="normal"/>
    </style:style>
    <style:style style:name="T15" style:family="text">
      <style:text-properties officeooo:rsid="00261773"/>
    </style:style>
    <style:style style:name="T16" style:family="text">
      <style:text-properties officeooo:rsid="00276935"/>
    </style:style>
    <style:style style:name="T17" style:family="text">
      <style:text-properties fo:color="#666666" style:font-weight-asian="normal" style:font-weight-complex="normal"/>
    </style:style>
    <style:style style:name="T18" style:family="text">
      <style:text-properties fo:color="#4070a0" style:font-weight-asian="normal" style:font-weight-complex="normal"/>
    </style:style>
    <style:style style:name="T19" style:family="text">
      <style:text-properties fo:font-variant="normal" fo:text-transform="none" fo:color="#222222" style:font-name="Source Code Pro" fo:font-size="10.5pt" fo:letter-spacing="normal" fo:font-style="normal"/>
    </style:style>
    <style:style style:name="T20" style:family="text">
      <style:text-properties fo:font-variant="normal" fo:text-transform="none" fo:color="#222222" style:font-name="Source Code Pro" fo:font-size="10.5pt" fo:letter-spacing="normal" fo:font-style="normal" fo:font-weight="normal"/>
    </style:style>
    <style:style style:name="T21" style:family="text">
      <style:text-properties fo:font-variant="normal" fo:text-transform="none" fo:color="#222222" style:font-name="Source Code Pro" fo:font-size="10.5pt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222222" style:font-name="Source Code Pro" fo:font-size="10.5pt" fo:letter-spacing="normal" fo:font-style="normal" fo:font-weight="normal" officeooo:rsid="003bea5b" style:font-weight-asian="normal" style:font-weight-complex="normal"/>
    </style:style>
    <style:style style:name="T23" style:family="text">
      <style:text-properties fo:font-variant="normal" fo:text-transform="none" fo:color="#222222" style:font-name="Source Code Pro" fo:font-size="10.5pt" fo:letter-spacing="normal" fo:font-style="normal" fo:font-weight="normal" officeooo:rsid="000fdbae" style:font-weight-asian="normal" style:font-weight-complex="normal"/>
    </style:style>
    <style:style style:name="T24" style:family="text">
      <style:text-properties fo:font-variant="normal" fo:text-transform="none" fo:color="#222222" style:font-name="Source Code Pro" fo:font-size="10.5pt" fo:letter-spacing="normal" fo:font-style="normal" fo:font-weight="normal" officeooo:rsid="003fcdbb" style:font-weight-asian="normal" style:font-weight-complex="normal"/>
    </style:style>
    <style:style style:name="T25" style:family="text">
      <style:text-properties fo:font-variant="normal" fo:text-transform="none" fo:color="#222222" style:font-name="Source Code Pro" fo:font-size="10.5pt" fo:letter-spacing="normal" fo:font-style="normal" fo:font-weight="normal" officeooo:rsid="00477006" style:font-weight-asian="normal" style:font-weight-complex="normal"/>
    </style:style>
    <style:style style:name="T26" style:family="text">
      <style:text-properties fo:font-variant="normal" fo:text-transform="none" fo:color="#222222" style:font-name="Source Code Pro" fo:font-size="10.5pt" fo:letter-spacing="normal" fo:font-style="normal" fo:font-weight="normal" officeooo:rsid="00484524" style:font-weight-asian="normal" style:font-weight-complex="normal"/>
    </style:style>
    <style:style style:name="T27" style:family="text">
      <style:text-properties fo:font-variant="normal" fo:text-transform="none" fo:color="#222222" style:font-name="Source Code Pro" fo:font-size="10.5pt" fo:letter-spacing="normal" fo:font-style="normal" fo:font-weight="normal" fo:background-color="transparent" loext:char-shading-value="0"/>
    </style:style>
    <style:style style:name="T28" style:family="text">
      <style:text-properties fo:font-variant="normal" fo:text-transform="none" fo:color="#222222" style:font-name="Source Code Pro" fo:font-size="10.5pt" fo:letter-spacing="normal" fo:font-style="normal" fo:font-weight="normal" officeooo:rsid="004be6fe" fo:background-color="transparent" loext:char-shading-value="0"/>
    </style:style>
    <style:style style:name="T29" style:family="text">
      <style:text-properties fo:font-variant="normal" fo:text-transform="none" fo:color="#222222" style:font-name="Source Code Pro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222222" style:font-name="Source Code Pro" fo:font-size="10.5pt" fo:letter-spacing="normal" fo:font-style="normal" fo:font-weight="normal" officeooo:rsid="004ddd84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222222" style:font-name="Source Code Pro" fo:font-size="10.5pt" fo:letter-spacing="normal" fo:font-style="normal" fo:font-weight="normal" officeooo:rsid="004ec485" fo:background-color="transparent" loext:char-shading-value="0"/>
    </style:style>
    <style:style style:name="T32" style:family="text">
      <style:text-properties fo:font-variant="normal" fo:text-transform="none" fo:color="#222222" style:font-name="Source Code Pro" fo:font-size="10.5pt" fo:letter-spacing="normal" fo:font-style="normal" style:font-weight-asian="bold" style:font-weight-complex="bold"/>
    </style:style>
    <style:style style:name="T33" style:family="text">
      <style:text-properties fo:font-variant="normal" fo:text-transform="none" fo:color="#222222" style:font-name="Source Code Pro" fo:font-size="10.5pt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222222" style:font-name="Source Code Pro" fo:font-size="10.5pt" fo:letter-spacing="normal" fo:font-style="normal" fo:font-weight="bold" officeooo:rsid="002a1e07" style:font-weight-asian="bold" style:font-weight-complex="bold"/>
    </style:style>
    <style:style style:name="T35" style:family="text">
      <style:text-properties fo:font-variant="normal" fo:text-transform="none" fo:color="#222222" style:font-name="Source Code Pro" fo:font-size="10.5pt" fo:letter-spacing="normal" fo:font-style="normal" fo:font-weight="bold" officeooo:rsid="002c1df8" style:font-weight-asian="bold" style:font-weight-complex="bold"/>
    </style:style>
    <style:style style:name="T36" style:family="text">
      <style:text-properties fo:font-variant="normal" fo:text-transform="none" fo:color="#222222" style:font-name="Source Code Pro" fo:font-size="10.5pt" fo:letter-spacing="normal" fo:font-style="normal" fo:font-weight="bold" officeooo:rsid="00493b7f" style:font-weight-asian="bold" style:font-weight-complex="bold"/>
    </style:style>
    <style:style style:name="T37" style:family="text">
      <style:text-properties fo:font-variant="normal" fo:text-transform="none" fo:color="#222222" style:font-name="Source Code Pro" fo:font-size="10.5pt" fo:letter-spacing="normal" fo:font-style="normal" fo:font-weight="bold" officeooo:rsid="004b8b07" style:font-weight-asian="bold" style:font-weight-complex="bold"/>
    </style:style>
    <style:style style:name="T38" style:family="text">
      <style:text-properties fo:font-variant="normal" fo:text-transform="none" fo:color="#222222" style:font-name="Source Code Pro" fo:font-size="10.5pt" fo:letter-spacing="normal" fo:font-style="normal" fo:font-weight="bold" officeooo:rsid="004be6fe" style:font-weight-asian="bold" style:font-weight-complex="bold"/>
    </style:style>
    <style:style style:name="T39" style:family="text">
      <style:text-properties fo:font-variant="normal" fo:text-transform="none" fo:color="#222222" style:font-name="Source Code Pro" fo:font-size="10.5pt" fo:letter-spacing="normal" fo:font-style="normal" fo:font-weight="bold" officeooo:rsid="004ec485" style:font-weight-asian="bold" style:font-weight-complex="bold"/>
    </style:style>
    <style:style style:name="T40" style:family="text">
      <style:text-properties fo:font-variant="normal" fo:text-transform="none" fo:color="#222222" style:font-name="Source Code Pro" fo:font-size="10.5pt" fo:letter-spacing="normal" fo:font-style="normal" fo:font-weight="bold" fo:background-color="transparent" loext:char-shading-value="0"/>
    </style:style>
    <style:style style:name="T41" style:family="text">
      <style:text-properties fo:font-variant="normal" fo:text-transform="none" fo:color="#222222" style:font-name="Source Code Pro" fo:font-size="10.5pt" fo:letter-spacing="normal" fo:font-style="normal" fo:font-weight="bold" officeooo:rsid="00493b7f" fo:background-color="transparent" loext:char-shading-value="0"/>
    </style:style>
    <style:style style:name="T42" style:family="text">
      <style:text-properties fo:font-variant="normal" fo:text-transform="none" fo:color="#222222" style:font-name="Source Code Pro" fo:font-size="10.5pt" fo:letter-spacing="normal" fo:font-style="normal" officeooo:rsid="002a1e07"/>
    </style:style>
    <style:style style:name="T43" style:family="text">
      <style:text-properties fo:font-variant="normal" fo:text-transform="none" fo:color="#222222" style:font-name="Source Code Pro" fo:font-size="10.5pt" fo:letter-spacing="normal" fo:font-style="normal" officeooo:rsid="00484524"/>
    </style:style>
    <style:style style:name="T44" style:family="text">
      <style:text-properties fo:font-variant="normal" fo:text-transform="none" fo:color="#222222" fo:letter-spacing="normal" fo:background-color="transparent" loext:char-shading-value="0"/>
    </style:style>
    <style:style style:name="T45" style:family="text">
      <style:text-properties fo:font-variant="normal" fo:text-transform="none" fo:color="#666666" style:font-name="Source Code Pro" fo:font-size="10.5pt" fo:letter-spacing="normal" fo:font-style="normal" fo:font-weight="normal" style:font-weight-asian="normal" style:font-weight-complex="normal"/>
    </style:style>
    <style:style style:name="T46" style:family="text">
      <style:text-properties fo:font-variant="normal" fo:text-transform="none" fo:color="#666666" style:font-name="Source Code Pro" fo:font-size="10.5pt" fo:letter-spacing="normal" fo:font-style="normal" fo:font-weight="normal" fo:background-color="transparent" loext:char-shading-value="0"/>
    </style:style>
    <style:style style:name="T47" style:family="text">
      <style:text-properties fo:font-variant="normal" fo:text-transform="none" fo:color="#666666" style:font-name="Source Code Pro" fo:font-size="10.5pt" fo:letter-spacing="normal" fo:font-style="normal" fo:font-weight="normal" officeooo:rsid="004ddd84" fo:background-color="transparent" loext:char-shading-value="0"/>
    </style:style>
    <style:style style:name="T48" style:family="text">
      <style:text-properties fo:font-variant="normal" fo:text-transform="none" fo:color="#4070a0" style:font-name="Source Code Pro" fo:font-size="10.5pt" fo:letter-spacing="normal" fo:font-style="normal" fo:font-weight="normal" style:font-weight-asian="normal" style:font-weight-complex="normal"/>
    </style:style>
    <style:style style:name="T49" style:family="text">
      <style:text-properties fo:font-variant="normal" fo:text-transform="none" fo:color="#4070a0" style:font-name="Source Code Pro" fo:font-size="10.5pt" fo:letter-spacing="normal" fo:font-style="normal" fo:font-weight="normal" fo:background-color="transparent" loext:char-shading-value="0"/>
    </style:style>
    <style:style style:name="T50" style:family="text">
      <style:text-properties fo:font-variant="normal" fo:text-transform="none" fo:color="#208050" style:font-name="Source Code Pro" fo:font-size="10.5pt" fo:letter-spacing="normal" fo:font-style="normal" fo:font-weight="normal" style:font-weight-asian="normal" style:font-weight-complex="normal"/>
    </style:style>
    <style:style style:name="T51" style:family="text">
      <style:text-properties fo:font-variant="normal" fo:text-transform="none" fo:color="#208050" style:font-name="Source Code Pro" fo:font-size="10.5pt" fo:letter-spacing="normal" fo:font-style="normal" fo:font-weight="normal" fo:background-color="transparent" loext:char-shading-value="0"/>
    </style:style>
    <style:style style:name="T52" style:family="text">
      <style:text-properties fo:font-variant="normal" fo:text-transform="none" fo:color="#007020" style:font-name="Source Code Pro" fo:font-size="10.5pt" fo:letter-spacing="normal" fo:font-style="normal" fo:font-weight="bold" fo:background-color="transparent" loext:char-shading-value="0"/>
    </style:style>
    <style:style style:name="T53" style:family="text">
      <style:text-properties fo:font-variant="normal" fo:text-transform="none" fo:color="#858c93" style:font-name="Consolas" fo:font-size="9.75pt" fo:letter-spacing="normal" fo:font-style="normal" fo:font-weight="normal" fo:background-color="#eff0f1" loext:char-shading-value="0" loext:padding="0cm" loext:border="none"/>
    </style:style>
    <style:style style:name="T54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55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56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loext:padding="0cm" loext:border="none"/>
    </style:style>
    <style:style style:name="T57" style:family="text">
      <style:text-properties fo:font-variant="normal" fo:text-transform="none" fo:color="#101094" style:font-name="Consolas" fo:font-size="9.75pt" fo:letter-spacing="normal" fo:font-style="normal" fo:font-weight="normal" fo:background-color="#eff0f1" loext:char-shading-value="0" loext:padding="0cm" loext:border="none"/>
    </style:style>
    <style:style style:name="T58" style:family="text">
      <style:text-properties fo:font-variant="normal" fo:text-transform="none" fo:color="#333333" style:font-name="Source Sans Pro" fo:font-size="12pt" fo:letter-spacing="normal" fo:font-style="normal" fo:font-weight="normal"/>
    </style:style>
    <style:style style:name="T59" style:family="text">
      <style:text-properties officeooo:rsid="0029bd18" style:font-weight-asian="bold" style:font-weight-complex="bold"/>
    </style:style>
    <style:style style:name="T60" style:family="text">
      <style:text-properties officeooo:rsid="00370a60" style:font-weight-asian="bold" style:font-weight-complex="bold"/>
    </style:style>
    <style:style style:name="T61" style:family="text">
      <style:text-properties style:font-weight-asian="normal" style:font-weight-complex="normal"/>
    </style:style>
    <style:style style:name="T62" style:family="text">
      <style:text-properties officeooo:rsid="0029bd18" style:font-weight-asian="normal" style:font-weight-complex="normal"/>
    </style:style>
    <style:style style:name="T63" style:family="text">
      <style:text-properties officeooo:rsid="0056965e" style:font-weight-asian="normal" style:font-weight-complex="normal"/>
    </style:style>
    <style:style style:name="T64" style:family="text">
      <style:text-properties officeooo:rsid="00338f11"/>
    </style:style>
    <style:style style:name="T65" style:family="text">
      <style:text-properties officeooo:rsid="0037ef63"/>
    </style:style>
    <style:style style:name="T66" style:family="text">
      <style:text-properties officeooo:rsid="0038fb6f"/>
    </style:style>
    <style:style style:name="T67" style:family="text">
      <style:text-properties officeooo:rsid="0039e7a5"/>
    </style:style>
    <style:style style:name="T68" style:family="text">
      <style:text-properties officeooo:rsid="0052926e"/>
    </style:style>
    <style:style style:name="T69" style:family="text">
      <style:text-properties fo:color="#0077cc" style:text-line-through-style="none" style:text-line-through-type="none" fo:font-size="1pt" style:text-underline-style="none" style:text-blinking="false"/>
    </style:style>
    <style:style style:name="T70" style:family="text">
      <style:text-properties fo:color="#6a737c" fo:font-size="15pt"/>
    </style:style>
    <style:style style:name="T71" style:family="text">
      <style:text-properties fo:font-size="11.25pt" fo:font-weight="bold" loext:padding="0cm" loext:border="none"/>
    </style:style>
    <style:style style:name="T72" style:family="text">
      <style:text-properties fo:font-size="11.25pt" loext:padding="0cm" loext:border="none"/>
    </style:style>
    <style:style style:name="T73" style:family="text">
      <style:text-properties fo:color="#242729"/>
    </style:style>
    <style:style style:name="T74" style:family="text">
      <style:text-properties fo:color="#242729" style:font-name="Arial" fo:font-size="11.25pt"/>
    </style:style>
    <style:style style:name="T75" style:family="text">
      <style:text-properties fo:color="#242729" style:font-name="Consolas" fo:font-size="9.75pt" fo:background-color="#eff0f1" loext:char-shading-value="0" loext:padding="0cm" loext:border="none"/>
    </style:style>
    <style:style style:name="T76" style:family="text">
      <style:text-properties fo:color="#858c93" style:font-name="Consolas" fo:font-size="9.75pt" fo:background-color="#eff0f1" loext:char-shading-value="0" loext:padding="0cm" loext:border="none"/>
    </style:style>
    <style:style style:name="T77" style:family="text">
      <style:text-properties fo:color="#333333" style:font-name="Source Sans Pro" fo:font-size="12pt"/>
    </style:style>
    <style:style style:name="T78" style:family="text">
      <style:text-properties fo:color="#3b3c40" style:font-name="consolas" fo:font-size="10.5pt" loext:padding="0cm" loext:border="none"/>
    </style:style>
    <style:style style:name="T79" style:family="text">
      <style:text-properties fo:color="#3b3c40" style:font-name="Open Sans" fo:font-size="10.5pt"/>
    </style:style>
    <style:style style:name="T80" style:family="text">
      <style:text-properties fo:color="#3b3c40" style:font-name="Open Sans" fo:font-size="10.5pt" loext:padding="0cm" loext:border="none"/>
    </style:style>
    <style:style style:name="T81" style:family="text">
      <style:text-properties fo:color="#217ac0" style:text-line-through-style="none" style:text-line-through-type="none" style:font-name="Open Sans" fo:font-size="10.5pt" style:text-underline-style="none" style:text-blinking="false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Insert(insert,insertOne,insertMany,save)</text:p>
      <text:p text:style-name="P7">Find:(find) – <text:span text:style-name="T68">returns :cursor </text:span></text:p>
      <text:p text:style-name="P15">1.all – <text:span text:style-name="T6">db.users.find() </text:span>OR <text:span text:style-name="T6">db.users.find({})</text:span></text:p>
      <text:p text:style-name="P15">2.particular fields - <text:span text:style-name="T6"><text:s/>db.users.find({},{_id:</text:span><text:span text:style-name="T14">false</text:span><text:span text:style-name="T6">,name:1})</text:span></text:p>
      <text:p text:style-name="P49">3.particular doc - <text:span text:style-name="T6"><text:s/>db.users.find({</text:span><text:span text:style-name="T13">prize:{$gt:{10}</text:span><text:span text:style-name="T6">})</text:span></text:p>
      <text:p text:style-name="P8">steps----</text:p>
      <text:p text:style-name="P5"><text:span text:style-name="T6">1</text:span>.<text:span text:style-name="T6">show dbs</text:span></text:p>
      <text:p text:style-name="P5"><text:span text:style-name="T6">2. use &lt;dbname&gt; // </text:span><text:span text:style-name="T8">directly useit</text:span></text:p>
      <text:p text:style-name="P25">3. show collections</text:p>
      <text:p text:style-name="P6"><text:span text:style-name="T6">4. db.&lt;collection name&gt;.insert({‘_id’:1,id:1,name:’xyz’}) // _</text:span><text:span text:style-name="T7">id – overwrites _id</text:span><text:span text:style-name="T9">(12bytes hexa)</text:span><text:span text:style-name="T7">;</text:span></text:p>
      <text:p text:style-name="P26"><text:s/>id is a new field</text:p>
      <text:p text:style-name="P46"><text:span text:style-name="T7">O</text:span><text:span text:style-name="T6">R db.createCollection(&lt;collection name&gt;)</text:span></text:p>
      <text:p text:style-name="P17">Update:(update,updateOne,updateMany,replaceOne,findAndModify,findOneAndUpdate,</text:p>
      <text:p text:style-name="P18">findOneAndReplace,save,bulkWrite)</text:p>
      <text:p text:style-name="P1">1.<text:span text:style-name="T3">wdt $set</text:span></text:p>
      <text:p text:style-name="P1"><text:tab/><text:tab/>only_id &amp;those fields r left <text:span text:style-name="T2">mentioned in query</text:span></text:p>
      <text:p text:style-name="P1">2. <text:span text:style-name="T3">wd $set</text:span></text:p>
      <text:p text:style-name="P1"><text:tab/><text:tab/>db.operatorcoll.update({'name':'akansha'},{$set{name:'adi','address.city':'mumbai'}})</text:p>
      <text:p text:style-name="P1">3. <text:span text:style-name="T3">wdt multi:true</text:span></text:p>
      <text:p text:style-name="P1"><text:tab/><text:tab/><text:tab/>only 1<text:span text:style-name="T1">st</text:span> document is updated</text:p>
      <text:p text:style-name="P1">4. <text:span text:style-name="T3">wd multi</text:span></text:p>
      <text:p text:style-name="P2"><text:tab/>db.operatorcoll.update({'name':'akansha'},{$set{name:'adi','address.city':'mumbai'}},<text:tab/>{multi:true})</text:p>
      <text:p text:style-name="P2">5.<text:span text:style-name="T3">wd unset</text:span></text:p>
      <text:p text:style-name="P2"><text:tab/> db.operatorcoll.update({'name':'adi'},{$unset:{name:'aki','address.city':'mumbai'}})</text:p>
      <text:p text:style-name="P3"><text:span text:style-name="T3">OR</text:span> <text:s text:c="6"/>db.operatorcoll.update({'name':'adi'},{$unset:{name:1}})</text:p>
      <text:p text:style-name="P14">OR <text:span text:style-name="T19"><text:tab/></text:span><text:span text:style-name="T23"> db.operatorcoll.update</text:span><text:span text:style-name="T24">Many</text:span><text:span text:style-name="T21">({},{$unset:{name:’’}})</text:span></text:p>
      <text:p text:style-name="P3"/>
      <text:p text:style-name="P2">name&amp; address.city field will not b der for first found document of adi</text:p>
      <text:p text:style-name="P3">6.<text:span text:style-name="T3">wd upsert</text:span></text:p>
      <text:p text:style-name="P29"><text:span text:style-name="T3">error- </text:span><text:span text:style-name="T6">db.operatorcoll.update({'item':'EFG222'},{'reorder':false},{multi:true,upsert:true}) //multi works wd $</text:span></text:p>
      <text:p text:style-name="P4">solution- <text:span text:style-name="T6">db.operatorcoll.update({'item':'EFG222'},{$set:{'reorder':false}},{multi:true,upsert:true})</text:span></text:p>
      <text:p text:style-name="P23">if no sch document then it will create new document </text:p>
      <text:p text:style-name="P30"><text:span text:style-name="T3">eg:</text:span> db.operatorcoll.update({'item':'EFG222','reorder':true},{$set:{'reorder':false}},{multi:true,upsert:true})</text:p>
      <text:p text:style-name="P52">creates new document with _id,item,reorder=false</text:p>
      <text:p text:style-name="P35">save</text:p>
      <text:p text:style-name="P31"><text:span text:style-name="T3">1.</text:span>wd <text:s text:c="2"/>_id <text:s text:c="2"/>- <text:s/><text:span text:style-name="T3">update </text:span><text:s text:c="3"/><text:tab/>db.operatorcoll.save({_id:6},{$set:{id:0,<text:span text:style-name="T16">name:’a’</text:span>}}) //<text:span text:style-name="T15">left with _id=6</text:span></text:p>
      <text:p text:style-name="P31"><text:span text:style-name="T3">2.</text:span> wdt <text:s/>_id <text:s text:c="2"/>- <text:s text:c="2"/><text:span text:style-name="T3">insert </text:span><text:tab/><text:tab/>db.operatorcoll.save({id:11},{id:0}) <text:s/>//id=11 &amp; ObjectId</text:p>
      <text:p text:style-name="P53">it check if _id is presnt then it’ll update else insert like<text:span text:style-name="T3"> upsert:true </text:span><text:span text:style-name="T10">&amp;</text:span><text:span text:style-name="T4"> returns – </text:span><text:span text:style-name="T11">WriteResult</text:span></text:p>
      <text:p text:style-name="P19">ARRAY</text:p>
      <text:p text:style-name="P11">Nested query : city.zip</text:p>
      <text:p text:style-name="P10">Embedded query : city:{state:’’zip’’}</text:p>
      <text:p text:style-name="P10">Array : arr.0 , contact.phone </text:p>
      <text:p text:style-name="P20"><text:span text:style-name="T59">eg:</text:span><text:span text:style-name="T21">{ item</text:span><text:span text:style-name="T45">:</text:span><text:span text:style-name="T21"> </text:span><text:span text:style-name="T48">"journal"</text:span><text:span text:style-name="T21">, qty</text:span><text:span text:style-name="T45">:</text:span><text:span text:style-name="T21"> </text:span><text:span text:style-name="T50">25</text:span><text:span text:style-name="T21">, tags</text:span><text:span text:style-name="T45">:</text:span><text:span text:style-name="T21"> [</text:span><text:span text:style-name="T48">"blank"</text:span><text:span text:style-name="T21">, </text:span><text:span text:style-name="T48">"red"</text:span><text:span text:style-name="T21">], dim_cm</text:span><text:span text:style-name="T45">:</text:span><text:span text:style-name="T21"> [ </text:span><text:span text:style-name="T50">14</text:span><text:span text:style-name="T21">, </text:span><text:span text:style-name="T50">21</text:span><text:span text:style-name="T21"> ] },</text:span></text:p>
      <text:p text:style-name="P57"><text:span text:style-name="T61">db.inventory.find( { tags</text:span><text:span text:style-name="T17">:</text:span><text:span text:style-name="T61"> [</text:span><text:span text:style-name="T18">"red"</text:span><text:span text:style-name="T61">, </text:span><text:span text:style-name="T18">"blank"</text:span><text:span text:style-name="T61">] } ) //</text:span><text:span text:style-name="T5"> error –</text:span><text:span text:style-name="T62"> shoulbe in order </text:span></text:p>
      <text:p text:style-name="P60"><text:span text:style-name="T62">db.inventory.find( { "instock": { qty: 5, warehouse: "A" } } ) //</text:span><text:span text:style-name="T61">order matters </text:span><text:span text:style-name="T3">res-No o/p </text:span></text:p>
      <text:p text:style-name="P58"><text:span text:style-name="T61">db.inventory.find( { tags: { $all: ["red", "blank"] } } ) </text:span><text:span text:style-name="T3">solution –</text:span><text:span text:style-name="T61"> unorder</text:span></text:p>
      <text:p text:style-name="P59"><text:span text:style-name="T61">db.inventory.find( { tags: "red" } ) - </text:span><text:span text:style-name="T3">particular element</text:span></text:p>
      <text:p text:style-name="P21"><text:soft-page-break/><text:span text:style-name="T21">db.inventory.find( { dim_cm: { $gt: 15, $lt: 20 } } ) -</text:span><text:span text:style-name="T32">single doc (&gt;15,&lt;20 or both)</text:span></text:p>
      <text:p text:style-name="P24"><text:span text:style-name="T19">db.inventory.find({ dim_cm: { $elemMatch: { $gt: 22, $lt: 30 } } } )-</text:span><text:span text:style-name="T33">multiple</text:span><text:span text:style-name="T35">cond.</text:span><text:span text:style-name="T42">(</text:span><text:span text:style-name="T34">both</text:span><text:span text:style-name="T42">)</text:span></text:p>
      <text:p text:style-name="P54">db.inventory.find( { "dim_cm.1": { $gt: 25 } } )</text:p>
      <text:p text:style-name="P9"><text:span text:style-name="T64">Null : </text:span><text:span text:style-name="T12"><text:s/>db.inventory.find({item:null})</text:span></text:p>
      <text:p text:style-name="P27">result-</text:p>
      <text:p text:style-name="P28">{ "_id" : 1, "item" : null }</text:p>
      <text:p text:style-name="P55">{ "_id" : 2 }</text:p>
      <text:p text:style-name="P12"><text:span text:style-name="T65">D</text:span>elete<text:span text:style-name="T67">(</text:span>deleteOne,deleteMany,<text:span text:style-name="T66">remove,findOneAndDelete</text:span>)</text:p>
      <text:p text:style-name="P22"><text:span text:style-name="T60">1.delete all – </text:span><text:span text:style-name="T21">db.inventory.deleteMany({})</text:span></text:p>
      <text:p text:style-name="P48"><text:span text:style-name="T19">2.remove()</text:span><text:span text:style-name="T21">-remove 1 or all </text:span></text:p>
      <text:p text:style-name="P36">Drop</text:p>
      <text:p text:style-name="P13"><text:span text:style-name="T19">1.drop collection </text:span><text:span text:style-name="T21"><text:s/>- db.students.drop() //remove collection &amp; index</text:span></text:p>
      <text:p text:style-name="P50"><text:span text:style-name="T19">2.drop databse</text:span><text:span text:style-name="T21"> - <text:s/></text:span><text:span text:style-name="T22">db.dropDatabase()</text:span></text:p>
      <text:p text:style-name="P37">Count</text:p>
      <text:p text:style-name="P37">1.count all -<text:span text:style-name="T6">db.users.count()</text:span></text:p>
      <text:p text:style-name="P16"><text:span text:style-name="T19">2.count a field -</text:span><text:span text:style-name="T21">db.inventory.count({qty:{$exists:true}});</text:span></text:p>
      <text:p text:style-name="P51"><text:span text:style-name="T19">3.count on condition - </text:span><text:span text:style-name="T25"><text:s/>db.inventory.count({qty:{$gt:3}}) </text:span><text:span text:style-name="T43">OR </text:span><text:span text:style-name="T26">db.usesr.find({price:{$lt:3}}).count()</text:span></text:p>
      <text:p text:style-name="P37"/>
      <text:p text:style-name="P44">AGGREGATION:</text:p>
      <text:p text:style-name="P38"/>
      <text:p text:style-name="P32"><text:span text:style-name="T36">1.count </text:span><text:span text:style-name="T38">All</text:span><text:span text:style-name="T36"> - </text:span><text:span text:style-name="T20">db.orders.aggregate( [{</text:span><text:span text:style-name="T40">$group</text:span><text:span text:style-name="T46">:</text:span><text:span text:style-name="T27"> {</text:span><text:span text:style-name="T44"> </text:span><text:span text:style-name="T40">_id</text:span><text:span text:style-name="T46">:</text:span><text:span text:style-name="T27"> </text:span><text:span text:style-name="T52">null</text:span><text:span text:style-name="T27">,</text:span><text:span text:style-name="T40">count</text:span><text:span text:style-name="T41">_doc</text:span><text:span text:style-name="T46">:</text:span><text:span text:style-name="T27"> { </text:span><text:span text:style-name="T40">$sum</text:span><text:span text:style-name="T46">:</text:span><text:span text:style-name="T27"> </text:span><text:span text:style-name="T51">1</text:span><text:span text:style-name="T27"> }}</text:span><text:span text:style-name="T20">}] )</text:span></text:p>
      <text:p text:style-name="P33"><text:span text:style-name="T37">2.sum-</text:span><text:span text:style-name="T21">db.orders.aggregate( [</text:span><text:span text:style-name="T20">{</text:span><text:span text:style-name="T44"> </text:span><text:span text:style-name="T40">$group</text:span><text:span text:style-name="T46">:</text:span><text:span text:style-name="T27"> {</text:span><text:span text:style-name="T40">_id</text:span><text:span text:style-name="T46">:</text:span><text:span text:style-name="T27"> </text:span><text:span text:style-name="T52">null</text:span><text:span text:style-name="T27">,</text:span><text:span text:style-name="T40">total</text:span><text:span text:style-name="T46">:</text:span><text:span text:style-name="T47">{</text:span><text:span text:style-name="T29">$sum</text:span><text:span text:style-name="T46">:</text:span><text:span text:style-name="T27"> </text:span><text:span text:style-name="T49">"$price"</text:span><text:span text:style-name="T27"> }}</text:span><text:span text:style-name="T20">}] )</text:span></text:p>
      <text:p text:style-name="P34"><text:span text:style-name="T38">3.count Cond.-</text:span><text:span text:style-name="T21">db.order.aggregate([</text:span><text:span text:style-name="T20">{</text:span><text:span text:style-name="T29">$group</text:span><text:span text:style-name="T46">:</text:span><text:span text:style-name="T27">{</text:span><text:span text:style-name="T44"> </text:span><text:span text:style-name="T29">_id</text:span><text:span text:style-name="T46">:</text:span><text:span text:style-name="T49">"$cust_id"</text:span><text:span text:style-name="T27">,</text:span><text:span text:style-name="T29">tota</text:span><text:span text:style-name="T30">l</text:span><text:span text:style-name="T28">{</text:span><text:span text:style-name="T29">$sum</text:span><text:span text:style-name="T46">:</text:span><text:span text:style-name="T49">"$price"</text:span><text:span text:style-name="T27">}}</text:span><text:span text:style-name="T20">}] )</text:span></text:p>
      <text:p text:style-name="P56"><text:span text:style-name="T39">4.sort-</text:span><text:span text:style-name="T21">db.o.aggregate([</text:span><text:span text:style-name="T20">{</text:span><text:span text:style-name="T40">$group</text:span><text:span text:style-name="T46">:</text:span><text:span text:style-name="T27">{_</text:span><text:span text:style-name="T31">id</text:span><text:span text:style-name="T46">:</text:span><text:span text:style-name="T49">"$cust_id"</text:span><text:span text:style-name="T27">,</text:span><text:span text:style-name="T40">total</text:span><text:span text:style-name="T46">:</text:span><text:span text:style-name="T27">{</text:span><text:span text:style-name="T40">$sum</text:span><text:span text:style-name="T46">:</text:span><text:span text:style-name="T49">"$price"</text:span><text:span text:style-name="T27">}</text:span><text:span text:style-name="T31">}}</text:span><text:span text:style-name="T20">,</text:span><text:span text:style-name="T27">{</text:span><text:span text:style-name="T40">$sort</text:span><text:span text:style-name="T46">:</text:span><text:span text:style-name="T27">{</text:span><text:span text:style-name="T40">total</text:span><text:span text:style-name="T46">:</text:span><text:span text:style-name="T27"> </text:span><text:span text:style-name="T51">1</text:span><text:span text:style-name="T27">}}</text:span><text:span text:style-name="T20">])</text:span></text:p>
      <text:p text:style-name="P4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65"><text:span text:style-name="T69">up vote</text:span><text:span text:style-name="T70">12</text:span><text:span text:style-name="T69">down vote</text:span></text:p>
          </table:table-cell>
          <table:table-cell table:style-name="Table1.A1" office:value-type="string">
            <text:p text:style-name="P63"><text:span text:style-name="Strong_20_Emphasis"><text:span text:style-name="T71">Schema</text:span></text:span><text:span text:style-name="T72"> is an object that defines the structure of any documents that will be stored in your MongoDB collection; it enables you to define types and validators for all of your data items.</text:span></text:p>
            <text:p text:style-name="P63"><text:span text:style-name="Strong_20_Emphasis"><text:span text:style-name="T71">Model</text:span></text:span><text:span text:style-name="T72"> is an object that gives you easy access to a named collection, allowing you to query the collection and use the Schema to validate any documents you save to that collection. It is created by combining a Schema, a Connection, and a collection name.</text:span></text:p>
          </table:table-cell>
        </table:table-row>
      </table:table>
      <text:p text:style-name="P66"><text:line-break/></text:p>
      <text:p text:style-name="P42">Validation :http://mongoosejs.com/docs/validation.html</text:p>
      <text:p text:style-name="P39"/>
      <text:p text:style-name="P40"/>
      <text:p text:style-name="P41"><text:span text:style-name="T74">The </text:span><text:span text:style-name="Source_20_Text"><text:span text:style-name="T75">.save()</text:span></text:span><text:span text:style-name="T73"> </text:span><text:span text:style-name="T74">method is a property of the model instance, while the </text:span><text:span text:style-name="Source_20_Text"><text:span text:style-name="T75">.create()</text:span></text:span><text:span text:style-name="T73"> </text:span><text:span text:style-name="T74">is called directly from the Model as a property and takes the object as a first parameter.</text:span></text:p>
      <text:p text:style-name="P45"/>
      <text:p text:style-name="P61"><text:span text:style-name="Source_20_Text"><text:span text:style-name="T76">// Save user but perform checks first.</text:span></text:span></text:p>
      <text:p text:style-name="P64"><text:span text:style-name="Source_20_Text"><text:span text:style-name="T54">gameScheme.post(</text:span></text:span><text:span text:style-name="Source_20_Text"><text:span text:style-name="T56">'pre'</text:span></text:span><text:span text:style-name="Source_20_Text"><text:span text:style-name="T54">, </text:span></text:span><text:span text:style-name="Source_20_Text"><text:span text:style-name="T57">function</text:span></text:span><text:span text:style-name="Source_20_Text"><text:span text:style-name="T54">(userObj, next) {</text:span></text:span></text:p>
      <text:p text:style-name="P64"><text:span text:style-name="Source_20_Text"><text:span text:style-name="T55"><text:s text:c="4"/></text:span></text:span><text:span text:style-name="Source_20_Text"><text:span text:style-name="T53">// Do some validation.</text:span></text:span></text:p>
      <text:p text:style-name="P64"><text:span text:style-name="Source_20_Text"><text:span text:style-name="T54">});</text:span></text:span></text:p>
      <text:p text:style-name="P45"/>
      <text:p text:style-name="P67"><text:span text:style-name="T63">Hooks -</text:span><text:span text:style-name="T77">Add pre and post middleware hooks to your JavaScript methods.</text:span></text:p>
      <text:p text:style-name="P67"><text:span text:style-name="T77"/></text:p>
      <text:p text:style-name="P68"><text:span text:style-name="Source_20_Text"><text:span text:style-name="T78">XMLHttpRequest</text:span></text:span><text:span text:style-name="T80"> is an API that provides client functionality for transferring data between a client and a server. It provides an easy way to retrieve data from a URL without having to do a full page refresh. This enables a Web page to update just a part of the page without disrupting what the user is doing.</text:span><text:span text:style-name="T79">  </text:span><text:span text:style-name="Source_20_Text"><text:span text:style-name="T78">XMLHttpRequest</text:span></text:span><text:span text:style-name="T79"> is used heavily in </text:span><text:a xlink:type="simple" xlink:href="https://developer.mozilla.org/en-US/docs/AJAX" text:style-name="Internet_20_link" text:visited-style-name="Visited_20_Internet_20_Link"><text:span text:style-name="T81">AJAX</text:span></text:a><text:span text:style-name="T79"> programming.</text:span>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Open Sans" svg:font-family="'Open Sans', arial, sans-serif"/>
    <style:font-face style:name="Source Code Pro" svg:font-family="'Source Code Pro', monospace"/>
    <style:font-face style:name="Source Sans Pro" svg:font-family="'Source Sans Pro', 'Lucida Grande', sans-serif"/>
    <style:font-face style:name="consolas" svg:font-family="consolas, 'Liberation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09:02:19.164549556</meta:creation-date>
    <dc:date>2017-04-26T10:22:27.286182507</dc:date>
    <meta:editing-duration>PT9H16M42S</meta:editing-duration>
    <meta:editing-cycles>75</meta:editing-cycles>
    <meta:generator>LibreOffice/5.1.6.2$Linux_X86_64 LibreOffice_project/10m0$Build-2</meta:generator>
    <meta:document-statistic meta:table-count="1" meta:image-count="0" meta:object-count="0" meta:page-count="3" meta:paragraph-count="81" meta:word-count="552" meta:character-count="4637" meta:non-whitespace-character-count="4102"/>
  </office:meta>
</office:document-meta>
</file>